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9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244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1.016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ly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3">
          <table:table-cell office:value-type="string">
            <text:p>Description, package</text:p>
          </table:table-cell>
          <table:table-cell office:value-type="string">
            <text:p>id</text:p>
          </table:table-cell>
          <table:table-cell office:value-type="string">
            <text:p>cnt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string">
            <text:p>mcu, tqfp48</text:p>
          </table:table-cell>
          <table:table-cell office:value-type="string">
            <text:p>stm32f103c8t6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quartz, 8MHz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chotkey</text:p>
          </table:table-cell>
          <table:table-cell office:value-type="string">
            <text:p>1n5819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pamp</text:p>
          </table:table-cell>
          <table:table-cell office:value-type="string">
            <text:p>ad8607</text:p>
          </table:table-cell>
          <table:table-cell table:number-columns-repeated="2"/>
        </table:table-row>
        <table:table-row table:style-name="ro4">
          <table:table-cell office:value-type="string">
            <text:p>inductance for mcu, sumida</text:p>
          </table:table-cell>
          <table:table-cell table:style-name="ce1" office:value-type="string">
            <text:p>RCH114NP-101KB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ductance for bust, buck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ccelerometer/compass, lga14</text:p>
          </table:table-cell>
          <table:table-cell office:value-type="string">
            <text:p>lsm303dlhc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sfet-P, sot23</text:p>
          </table:table-cell>
          <table:table-cell office:value-type="string">
            <text:p>IRLML2244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Mosfet-p, sot223</text:p>
          </table:table-cell>
          <table:table-cell office:value-type="string">
            <text:p>IRLML2244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sfet-N, sot223</text:p>
          </table:table-cell>
          <table:table-cell office:value-type="string">
            <text:p>IRLML250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c1047A, temperature sensor, sot2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cp306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L293D drive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ini USB-B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5" table:number-rows-repeated="104856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addo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6">
          <table:table-cell office:value-type="string">
            <text:p>Description, package</text:p>
          </table:table-cell>
          <table:table-cell office:value-type="string">
            <text:p>id</text:p>
          </table:table-cell>
          <table:table-cell office:value-type="string">
            <text:p>cnt</text:p>
          </table:table-cell>
          <table:table-cell office:value-type="string">
            <text:p>price</text:p>
          </table:table-cell>
        </table:table-row>
        <table:table-row table:style-name="ro2">
          <table:table-cell office:value-type="string">
            <text:p>Posfet-P, sot23</text:p>
          </table:table-cell>
          <table:table-cell office:value-type="string">
            <text:p>IRLML2244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tm32, lqft48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quartz, 8MHz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L293D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595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4HC165</text:p>
          </table:table-cell>
          <table:table-cell/>
          <table:table-cell office:value-type="float" office:value="1">
            <text:p>1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 style:data-style-name="N2" text:time-value="0000-00-00T22:52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3-09-10T17:28:08.12</meta:creation-date>
    <dc:date>2013-09-10T22:59:54</dc:date>
    <meta:editing-duration>PT23M56S</meta:editing-duration>
    <meta:editing-cycles>4</meta:editing-cycles>
    <meta:generator>LibreOffice/4.0.2.2$Linux_x86 LibreOffice_project/400m0$Build-2</meta:generator>
    <meta:document-statistic meta:table-count="3" meta:cell-count="58" meta:object-count="0"/>
  </office:meta>
</office:document-meta>
</file>